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75af" officeooo:paragraph-rsid="001a75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 Bibel sagt die Wahrheit, hat man mir immer erzählt,</text:p>
      <text:p text:style-name="P1">so hab ich es mein Leben lang gelernt.</text:p>
      <text:p text:style-name="P1">Erst in der Jugend haben mich dann Zweifel gequält,</text:p>
      <text:p text:style-name="P1">Die Wahrheit war wohl doch weiter entfernt</text:p>
      <text:p text:style-name="Standard"/>
      <text:p text:style-name="Standard">Ich hab mein Leben lang immer nur nach Glück gesucht,<text:tab/><text:tab/>C<text:tab/><text:tab/>e</text:p>
      <text:p text:style-name="Standard">und nach absoluter Wahrheit leider auch. <text:tab/><text:tab/><text:tab/><text:tab/>a <text:tab/><text:tab/>G</text:p>
      <text:p text:style-name="Standard">Prioritäten setzen kann ich leider nicht so gut, <text:tab/><text:tab/><text:tab/>C<text:tab/><text:tab/>e</text:p>
      <text:p text:style-name="Standard">weshalb ich mich jetzt und hier zu Tode sauf<text:tab/><text:tab/><text:tab/>a <text:tab/><text:tab/>G</text:p>
      <text:p text:style-name="Standard"/>
      <text:p text:style-name="Standard">manche saufen sich zum Leben, manche saufen sich zum Glück.<text:tab/>F<text:tab/><text:tab/>a</text:p>
      <text:p text:style-name="Standard">Doch alles was ich will ist meinen Einsatz zurück!!<text:tab/><text:tab/><text:tab/>F<text:tab/><text:tab/>G</text:p>
      <text:p text:style-name="Standard"/>
      <text:p text:style-name="Standard">Der Säufertod ist langsam, und er nagt dich langsam an.</text:p>
      <text:p text:style-name="Standard">Der Selbstmord eines jeden Philosoph</text:p>
      <text:p text:style-name="Standard">und bis zum letzten Leberschaden glaub ich fest daran, </text:p>
      <text:p text:style-name="Standard">vieleicht werd ich ja doch noch etwas doof!!</text:p>
      <text:p text:style-name="Standard"/>
      <text:p text:style-name="Standard">Ich hab mein Leben lang immer an die Wahrheit geglaubt,</text:p>
      <text:p text:style-name="Standard">und daran geglaubt, dass sie mir auch passt.</text:p>
      <text:p text:style-name="Standard">Doch die Wahrheit ist, die wahre wahrheit gibts in Wahrheit nicht!</text:p>
      <text:p text:style-name="Standard">Außer in vino veritas!!</text:p>
      <text:p text:style-name="Standard"/>
      <text:p text:style-name="Standard">manche saufen sich zum Leben, manche saufen sich zum Glück.</text:p>
      <text:p text:style-name="Standard">Doch alles was ich will ist meinen Einsatz zurück!!</text:p>
      <text:p text:style-name="Standard">Sie haben mich belogen, was ich suchte, gibt es nicht!</text:p>
      <text:p text:style-name="Standard">Drum suchte ich mich jetzt bis vor das jüngste Gericht!!</text:p>
      <text:p text:style-name="Standard"/>
      <text:p text:style-name="Standard">Sie sagen "du Idiot, warum tust du dir das an!?</text:p>
      <text:p text:style-name="Standard">Die nächste Flasche bringt dich sicher um!!" </text:p>
      <text:p text:style-name="Standard">Doch leider war an diesen Sätzen noch nie etwas dran,</text:p>
      <text:p text:style-name="Standard">ich glaube die verkaufen mich für Dumm!</text:p>
      <text:p text:style-name="Standard"/>
      <text:p text:style-name="Standard">Ich bin so weise, hab sogar was Frauen wollen rausgekriegt</text:p>
      <text:p text:style-name="Standard">doch glücklich macht diese Erkenntnis einen wirklich nicht</text:p>
      <text:p text:style-name="Standard">DAS kriegen die nicht von mir, das tu ich mir nicht an!!</text:p>
      <text:p text:style-name="Standard">drum komm zu all der Scheißgedicht jetzt auch noch der Verzicht!</text:p>
      <text:p text:style-name="Standard"/>
      <text:p text:style-name="Standard">manche saufen sich zum Leben, manche saufen sich zum Glück.</text:p>
      <text:p text:style-name="Standard">Doch alles was ich will ist meinen Einsatz zurück!!</text:p>
      <text:p text:style-name="Standard">Sie haben mich belogen, was ich suchte, gibt es nicht!</text:p>
      <text:p text:style-name="Standard">Drum suchte ich mich jetzt bis vor das jüngste Gericht!!</text:p>
      <text:p text:style-name="Standard"/>
      <text:p text:style-name="Standard">und Petrus an der Himmelstür blickt mich mitleidig an.</text:p>
      <text:p text:style-name="Standard">Und spricht: "du bist ein armer, kranker Mann.</text:p>
      <text:p text:style-name="Standard">Unsre Dogmen, die sind wahr, hättst du das halt mal geglaubt.</text:p>
      <text:p text:style-name="Standard">Jetzt kommst du in die Hölle nebenan!"</text:p>
      <text:p text:style-name="Standard"/>
      <text:p text:style-name="Standard">Und die Moral von der Geschicht, tu nie philosophieren<text:tab/><text:tab/>F<text:tab/><text:tab/>a</text:p>
      <text:p text:style-name="Standard">die Welt ist bestimmt gut so wie sie ist<text:tab/><text:tab/><text:tab/><text:tab/>F<text:tab/><text:tab/>e</text:p>
      <text:p text:style-name="Standard">wenn du an allem zweifelst, dann auch irgendwann an dir!<text:tab/><text:tab/>F<text:tab/><text:tab/>a</text:p>
      <text:p text:style-name="Standard">Drum dank dem Herrgott brav für unser Bier!<text:tab/><text:tab/><text:tab/>F<text:tab/>G<text:tab/>C<text:tab/>G/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7M59S</meta:editing-duration>
    <meta:editing-cycles>9</meta:editing-cycles>
    <meta:generator>LibreOffice/4.3.7.2$Windows_x86 LibreOffice_project/8a35821d8636a03b8bf4e15b48f59794652c68ba</meta:generator>
    <dc:date>2015-05-06T18:28:24.893000000</dc:date>
    <meta:document-statistic meta:table-count="0" meta:image-count="0" meta:object-count="0" meta:page-count="1" meta:paragraph-count="42" meta:word-count="397" meta:character-count="2187" meta:non-whitespace-character-count="1800"/>
    <meta:user-defined meta:name="Info 1"/>
    <meta:user-defined meta:name="Info 2"/>
    <meta:user-defined meta:name="Info 3"/>
    <meta:user-defined meta:name="Info 4"/>
  </office:meta>
</office:document-meta>
</file>